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88cm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8cm"/>
    </style:style>
    <style:style style:name="gr9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13" style:family="graphic" style:parent-style-name="standard">
      <style:graphic-properties draw:stroke="none" draw:fill="none" fo:min-height="0.714cm"/>
    </style:style>
    <style:style style:name="gr14" style:family="graphic" style:parent-style-name="standard">
      <style:graphic-properties draw:stroke="none" draw:fill="none" fo:min-height="12.818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950e" fo:font-family="'DejaVu Sans'" style:font-family-generic="swiss" style:font-pitch="variable" fo:font-size="16pt" style:font-size-asian="16pt" style:font-size-complex="16pt"/>
    </style:style>
    <style:style style:name="P3" style:family="paragraph">
      <style:paragraph-properties fo:line-height="150%"/>
    </style:style>
    <style:style style:name="P4" style:family="paragraph">
      <style:text-properties fo:font-family="'Book Antiqua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115%"/>
      <style:text-properties fo:color="#ff950e" fo:font-family="'DejaVu Sans'" style:font-family-generic="swiss" style:font-pitch="variable" fo:font-size="18pt" style:font-size-asian="18pt" style:font-size-complex="18pt"/>
    </style:style>
    <style:style style:name="P7" style:family="paragraph">
      <style:paragraph-properties fo:text-align="start"/>
      <style:text-properties fo:color="#ffffff" fo:font-family="Consolas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8" style:family="paragraph">
      <style:text-properties fo:color="#ff950e" fo:font-family="'DejaVu Sans'" style:font-family-generic="swiss" style:font-pitch="variable" fo:font-size="18pt" style:font-size-asian="18pt" style:font-size-complex="18pt"/>
    </style:style>
    <style:style style:name="P9" style:family="paragraph">
      <style:text-properties fo:color="#ffffff" fo:font-family="Consolas" style:font-family-generic="modern" style:font-pitch="fixed" fo:font-size="16pt" style:font-size-asian="16pt" style:font-size-complex="16pt"/>
    </style:style>
    <style:style style:name="P10" style:family="paragraph">
      <style:paragraph-properties fo:line-height="115%"/>
      <style:text-properties fo:color="#ffffff" fo:font-family="'DejaVu Sans'" style:font-family-generic="swiss" style:font-pitch="variable"/>
    </style:style>
    <style:style style:name="P11" style:family="paragraph">
      <style:paragraph-properties fo:line-height="115%"/>
      <style:text-properties fo:color="#ffffff" fo:font-family="'DejaVu Sans'" style:font-family-generic="swiss" style:font-pitch="variable" fo:font-size="16pt" style:font-size-asian="16pt" style:font-size-complex="16pt"/>
    </style:style>
    <style:style style:name="P12" style:family="paragraph">
      <style:paragraph-properties fo:line-height="150%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family="'Book Antiqua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color="#ffffff" fo:font-family="'DejaVu Sans'" style:font-family-generic="swiss" style:font-pitch="variable"/>
    </style:style>
    <style:style style:name="P15" style:family="paragraph">
      <style:paragraph-properties fo:line-height="115%"/>
      <style:text-properties fo:color="#ffffff" fo:font-family="'DejaVu Sans'" style:font-family-generic="swiss" style:font-pitch="variable"/>
    </style:style>
    <style:style style:name="T1" style:family="text">
      <style:text-properties fo:color="#ffffff"/>
    </style:style>
    <style:style style:name="T2" style:family="text">
      <style:text-properties fo:color="#99ccff"/>
    </style:style>
    <style:style style:name="T3" style:family="text">
      <style:text-properties fo:color="#94bd5e"/>
    </style:style>
    <style:style style:name="T4" style:family="text">
      <style:text-properties fo:color="#ffffff" fo:font-style="normal" style:font-style-asian="normal" style:font-style-complex="normal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ff950e" fo:font-style="normal" style:font-style-asian="normal" style:font-style-complex="normal"/>
    </style:style>
    <style:style style:name="T7" style:family="text">
      <style:text-properties fo:color="#ff950e"/>
    </style:style>
    <style:style style:name="T8" style:family="text">
      <style:text-properties fo:color="#ffffff" fo:font-family="Consolas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cc00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c0c0c0" fo:font-style="italic" style:font-style-asian="italic" style:font-style-complex="italic"/>
    </style:style>
    <style:style style:name="T13" style:family="text">
      <style:text-properties fo:color="#7da647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ff950e" fo:font-family="'DejaVu Sans'" style:font-family-generic="swiss" style:font-pitch="variable"/>
    </style:style>
    <style:style style:name="T17" style:family="text">
      <style:text-properties fo:color="#ffffff" fo:font-family="'DejaVu Sans'" style:font-family-generic="swiss" style:font-pitch="variable"/>
    </style:style>
    <style:style style:name="T18" style:family="text">
      <style:text-properties fo:color="#99ccff" fo:font-family="'DejaVu Sans'" style:font-family-generic="swiss" style:font-pitch="variable"/>
    </style:style>
    <style:style style:name="T19" style:family="text">
      <style:text-properties fo:color="#94bd5e" fo:font-family="'DejaVu Sans'" style:font-family-generic="swiss" style:font-pitch="variable"/>
    </style:style>
    <style:style style:name="T20" style:family="text">
      <style:text-properties fo:color="#c0c0c0" fo:font-family="'DejaVu Sans'" style:font-family-generic="swiss" style:font-pitch="variable" fo:font-style="italic" style:font-style-asian="italic" style:font-style-complex="italic"/>
    </style:style>
    <style:style style:name="T21" style:family="text">
      <style:text-properties fo:color="#ffffff" fo:font-family="'DejaVu Sans'" style:font-family-generic="swiss" style:font-pitch="variable" fo:font-style="normal" style:font-style-asian="normal" style:font-style-complex="normal"/>
    </style:style>
    <style:style style:name="T22" style:family="text">
      <style:text-properties fo:color="#c0c0c0" fo:font-family="'DejaVu Sans'" style:font-family-generic="swiss" style:font-pitch="variable" fo:font-style="italic" style:font-style-asian="italic" style:font-style-complex="italic"/>
    </style:style>
    <style:style style:name="T23" style:family="text">
      <style:text-properties fo:font-family="'DejaVu Sans'" style:font-family-generic="swiss" style:font-pitch="variable"/>
    </style:style>
    <style:style style:name="T24" style:family="text">
      <style:text-properties fo:color="#ff950e" fo:font-family="'DejaVu Sans'" style:font-family-generic="swiss" style:font-pitch="variable" fo:font-style="normal" style:font-style-asian="normal" style:font-style-complex="normal"/>
    </style:style>
    <style:style style:name="T25" style:family="text">
      <style:text-properties fo:color="#94bd5e" fo:font-family="'DejaVu Sans'" style:font-family-generic="swiss" style:font-pitch="variable" fo:font-style="normal" style:font-style-asian="normal" style:font-style-complex="normal"/>
    </style:style>
    <style:style style:name="T26" style:family="text">
      <style:text-properties fo:color="#99ccff" fo:font-family="'DejaVu Sans'" style:font-family-generic="swiss" style:font-pitch="variable" fo:font-style="normal" style:font-style-asian="normal" style:font-style-complex="normal"/>
    </style:style>
    <style:style style:name="T27" style:family="text">
      <style:text-properties fo:color="#ffffff" fo:font-family="'DejaVu Sans'" style:font-family-generic="swiss" style:font-pitch="variabl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family="Consolas" style:font-family-generic="modern" style:font-pitch="fixed"/>
    </style:style>
    <style:style style:name="T30" style:family="text">
      <style:text-properties fo:font-family="Arial" style:font-family-generic="swiss" style:font-pitch="variable"/>
    </style:style>
    <style:style style:name="T31" style:family="text">
      <style:text-properties fo:font-family="Consolas" style:font-family-generic="modern" style:font-pitch="fixed"/>
    </style:style>
    <style:style style:name="T32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5.345cm" svg:height="1.383cm" svg:x="3.018cm" svg:y="6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571cm" svg:height="0.903cm" svg:x="3.519cm" svg:y="6.821cm">
          <draw:text-box>
            <text:p text:style-name="P2">var <text:span text:style-name="T1">worker = </text:span>new <text:span text:style-name="T2">Worker</text:span><text:span text:style-name="T1">(</text:span><text:span text:style-name="T3">'worker.js'</text:span><text:span text:style-name="T1">);</text:span></text:p>
          </draw:text-box>
        </draw:frame>
        <draw:frame draw:style-name="gr2" draw:text-style-name="P3" draw:layer="layout" svg:width="17.044cm" svg:height="2.031cm" svg:x="2.936cm" svg:y="8.434cm">
          <draw:text-box>
            <text:list text:style-name="L1">
              <text:list-item>
                <text:p text:style-name="P3">Code muss in separater Datei vorhanden sein</text:p>
              </text:list-item>
              <text:list-item>
                <text:p text:style-name="P3">Wird asynchron heruntergeladen</text:p>
              </text:list-item>
            </text:list>
          </draw:text-box>
        </draw:frame>
        <draw:custom-shape draw:style-name="gr1" draw:text-style-name="P1" draw:layer="layout" svg:width="15.345cm" svg:height="1.281cm" svg:x="3.089cm" svg:y="13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571cm" svg:height="0.903cm" svg:x="3.59cm" svg:y="13.482cm">
          <draw:text-box>
            <text:p text:style-name="P2"><text:span text:style-name="T4">worker.terminate(); </text:span><text:span text:style-name="T5">// Terminates the worker.</text:span></text:p>
          </draw:text-box>
        </draw:frame>
        <draw:custom-shape draw:style-name="gr1" draw:text-style-name="P1" draw:layer="layout" svg:width="15.345cm" svg:height="1.281cm" svg:x="3.161cm" svg:y="16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571cm" svg:height="0.903cm" svg:x="3.662cm" svg:y="17cm">
          <draw:text-box>
            <text:p text:style-name="P2"><text:span text:style-name="T6">self</text:span><text:span text:style-name="T4">.close(); </text:span><text:span text:style-name="T5">// Terminates the worker.</text:span></text:p>
          </draw:text-box>
        </draw:frame>
        <draw:frame draw:style-name="gr2" draw:layer="layout" svg:width="14.788cm" svg:height="0.963cm" svg:x="3.199cm" svg:y="15.294cm">
          <draw:text-box>
            <text:list text:style-name="L1">
              <text:list-item>
                <text:p>bzw. im Worker selbst:</text:p>
              </text:list-item>
            </text:list>
          </draw:text-box>
        </draw:frame>
        <draw:frame draw:style-name="gr2" draw:text-style-name="P4" draw:layer="layout" svg:width="24.5cm" svg:height="2.516cm" svg:x="1.735cm" svg:y="0.216cm">
          <draw:text-box>
            <text:p text:style-name="P4">Worker erstellen+beenden</text:p>
          </draw:text-box>
        </draw:frame>
        <draw:line draw:style-name="gr3" draw:text-style-name="P1" draw:layer="layout" svg:x1="1.706cm" svg:y1="2.73cm" svg:x2="26.679cm" svg:y2="2.73cm">
          <text:p/>
        </draw:line>
        <draw:frame draw:style-name="gr2" draw:text-style-name="P5" draw:layer="layout" svg:width="15.912cm" svg:height="1.055cm" svg:x="1.122cm" svg:y="4.966cm">
          <draw:text-box>
            <text:p text:style-name="P5">Worker instanziieren: </text:p>
          </draw:text-box>
        </draw:frame>
        <draw:frame draw:style-name="gr2" draw:text-style-name="P5" draw:layer="layout" svg:width="15.912cm" svg:height="1.055cm" svg:x="1.158cm" svg:y="11.745cm">
          <draw:text-box>
            <text:p text:style-name="P5">Worker schließen: 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1" draw:layer="layout" svg:width="18.429cm" svg:height="6.732cm" svg:x="2.738cm" svg:y="9.179cm">
          <text:p/>
          <draw:enhanced-geometry svg:viewBox="0 0 21600 21600" draw:path-stretchpoint-x="10800" draw:path-stretchpoint-y="10800" draw:text-areas="?f3 ?f4 ?f5 ?f6" draw:type="round-rectangle" draw:modifiers="1915.2235259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id="id3" draw:layer="layout" svg:width="16.575cm" svg:height="2.682cm" svg:x="3.069cm" svg:y="10.653cm">
          <draw:text-box>
            <text:p text:style-name="P6"><text:span text:style-name="T1">worker.addEventListener(</text:span><text:span text:style-name="T3">'message'</text:span><text:span text:style-name="T1">, </text:span><text:span text:style-name="T7">function</text:span><text:span text:style-name="T1">(e) {</text:span></text:p>
            <text:p text:style-name="P6"><text:span text:style-name="T1"><text:tab/></text:span><text:span text:style-name="T1">console.log(</text:span><text:span text:style-name="T3">'Worker said: '</text:span><text:span text:style-name="T1">, e.data);</text:span></text:p>
            <text:p text:style-name="P6"><text:span text:style-name="T1">}, </text:span><text:span text:style-name="T7">false</text:span><text:span text:style-name="T1">);</text:span></text:p>
          </draw:text-box>
        </draw:frame>
        <draw:custom-shape draw:style-name="gr1" draw:text-style-name="P1" draw:layer="layout" svg:width="18.429cm" svg:height="5.071cm" svg:x="2.431cm" svg:y="2.939cm">
          <text:p/>
          <draw:enhanced-geometry svg:viewBox="0 0 21600 21600" draw:path-stretchpoint-x="10800" draw:path-stretchpoint-y="10800" draw:text-areas="?f3 ?f4 ?f5 ?f6" draw:type="round-rectangle" draw:modifiers="2234.31848257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id="id2" draw:layer="layout" svg:width="16.936cm" svg:height="2.682cm" svg:x="2.708cm" svg:y="4.605cm">
          <draw:text-box>
            <text:p text:style-name="P6"><text:span text:style-name="T7">self</text:span><text:span text:style-name="T1">.addEventListener(</text:span><text:span text:style-name="T3">'message'</text:span><text:span text:style-name="T1">, </text:span>function<text:span text:style-name="T1">(e) {</text:span></text:p>
            <text:p text:style-name="P6"><text:tab/>self<text:span text:style-name="T1">.postMessage(e.data);</text:span></text:p>
            <text:p text:style-name="P6"><text:span text:style-name="T1">}, </text:span>false<text:span text:style-name="T1">);</text:span></text:p>
          </draw:text-box>
        </draw:frame>
        <draw:custom-shape draw:style-name="gr7" draw:text-style-name="P7" draw:layer="layout" svg:width="17.518cm" svg:height="0.919cm" svg:x="3.14cm" svg:y="9.479cm">
          <text:p text:style-name="P7"><text:span text:style-name="T8">Main scrip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7.518cm" svg:height="0.919cm" svg:x="2.861cm" svg:y="3.295cm">
          <text:p text:style-name="P7"><text:span text:style-name="T8">worker.j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id="id1" draw:layer="layout" svg:width="20.636cm" svg:height="1.028cm" svg:x="3.125cm" svg:y="14.05cm">
          <draw:text-box>
            <text:p text:style-name="P8"><text:span text:style-name="T1">worker.postMessage(</text:span><text:span text:style-name="T3">'Hello World'</text:span><text:span text:style-name="T1">);</text:span></text:p>
          </draw:text-box>
        </draw:frame>
        <draw:connector draw:style-name="gr9" draw:text-style-name="P1" draw:layer="layout" draw:line-skew="-0.812cm" svg:x1="3.125cm" svg:y1="14.564cm" svg:x2="2.708cm" svg:y2="5.946cm" draw:start-shape="id1" draw:end-shape="id2" draw:end-glue-point="3" svg:d="m3125 14564h-1729v-8618h1312">
          <text:p/>
        </draw:connector>
        <draw:connector draw:style-name="gr9" draw:text-style-name="P1" draw:layer="layout" draw:line-skew="1.756cm" svg:x1="19.644cm" svg:y1="5.946cm" svg:x2="19.644cm" svg:y2="11.994cm" draw:start-shape="id2" draw:start-glue-point="1" draw:end-shape="id3" svg:d="m19644 5946h2256v6048h-2256">
          <text:p/>
        </draw:connector>
        <draw:line draw:style-name="gr10" draw:text-style-name="P1" draw:layer="layout" svg:x1="15.822cm" svg:y1="12.318cm" svg:x2="15.838cm" svg:y2="16.419cm">
          <text:p/>
        </draw:line>
        <draw:custom-shape draw:style-name="gr1" draw:text-style-name="P1" draw:layer="layout" svg:width="17.931cm" svg:height="1.433cm" svg:x="7.048cm" svg:y="16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1" draw:layer="layout" svg:width="17.295cm" svg:height="0.947cm" svg:x="7.317cm" svg:y="16.798cm">
          <text:p/>
        </draw:rect>
        <draw:frame draw:style-name="gr6" draw:text-style-name="P9" draw:layer="layout" svg:width="17.543cm" svg:height="2.338cm" svg:x="7.361cm" svg:y="16.908cm">
          <draw:text-box>
            <text:p text:style-name="P9"><text:span text:style-name="T1">Worker said: Hello World</text:span></text:p>
          </draw:text-box>
        </draw:frame>
        <draw:frame draw:style-name="gr12" draw:text-style-name="P3" draw:layer="layout" svg:width="25.371cm" svg:height="2.262cm" svg:x="0.942cm" svg:y="18.287cm">
          <draw:text-box>
            <text:list text:style-name="L1">
              <text:list-item>
                <text:p text:style-name="P3">Nachrichten werden kopiert (zum Austausch serialisiert), nicht gemeinsam genutzt</text:p>
              </text:list-item>
              <text:list-item>
                <text:p text:style-name="P3"><text:span text:style-name="T9">postMessage()</text:span> kann als Startsignal für Berechnungen genutzt werden</text:p>
              </text:list-item>
            </text:list>
          </draw:text-box>
        </draw:frame>
        <draw:frame draw:style-name="gr2" draw:text-style-name="P4" draw:layer="layout" svg:width="15.903cm" svg:height="2.516cm" svg:x="8.474cm" svg:y="0.223cm">
          <draw:text-box>
            <text:p text:style-name="P4">Messages</text:p>
          </draw:text-box>
        </draw:frame>
        <draw:line draw:style-name="gr3" draw:text-style-name="P1" draw:layer="layout" svg:x1="1.706cm" svg:y1="2.73cm" svg:x2="26.679cm" svg:y2="2.73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" draw:text-style-name="P1" draw:layer="layout" svg:width="26.554cm" svg:height="17.523cm" svg:x="1.053cm" svg:y="3.077cm">
          <text:p/>
          <draw:enhanced-geometry svg:viewBox="0 0 21600 21600" draw:path-stretchpoint-x="10800" draw:path-stretchpoint-y="10800" draw:text-areas="?f3 ?f4 ?f5 ?f6" draw:type="round-rectangle" draw:modifiers="1221.65517967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28.028cm" svg:height="16.1cm" svg:x="1.319cm" svg:y="4.393cm">
          <draw:text-box>
            <text:p text:style-name="P10"><text:span text:style-name="T2">&lt;button</text:span> <text:span text:style-name="T10">onclick</text:span>=<text:span text:style-name="T3">"sayHI()"</text:span><text:span text:style-name="T2">&gt;</text:span>Say HI<text:span text:style-name="T2">&lt;/button&gt;</text:span></text:p>
            <text:p text:style-name="P10"><text:span text:style-name="T2">&lt;button</text:span> <text:span text:style-name="T10">onclick</text:span>=<text:span text:style-name="T3">"stop()"</text:span><text:span text:style-name="T2">&gt;</text:span>Stop worker<text:span text:style-name="T2">&lt;/button&gt;</text:span></text:p>
            <text:p text:style-name="P10"><text:span text:style-name="T2">&lt;output</text:span> <text:span text:style-name="T10">id</text:span>=<text:span text:style-name="T3">"result"</text:span><text:span text:style-name="T2">&gt;&lt;/output&gt;</text:span></text:p>
            <text:p text:style-name="P10"/>
            <text:p text:style-name="P10"><text:span text:style-name="T2">&lt;script&gt;</text:span></text:p>
            <text:p text:style-name="P10"><text:span text:style-name="T7"><text:tab/></text:span><text:span text:style-name="T7">function</text:span> sayHI() {</text:p>
            <text:p text:style-name="P10"><text:tab/><text:tab/>worker.postMessage({<text:span text:style-name="T3">'cmd'</text:span>: <text:span text:style-name="T3">'start'</text:span>, <text:span text:style-name="T3">'msg'</text:span>:<text:span text:style-name="T3"> 'Hi'</text:span>});</text:p>
            <text:p text:style-name="P10"><text:tab/>}</text:p>
            <text:p text:style-name="P10"><text:span text:style-name="T11"/></text:p>
            <text:p text:style-name="P10"><text:tab/><text:span text:style-name="T7">function</text:span> stop() {</text:p>
            <text:p text:style-name="P10"><text:span text:style-name="T12"><text:tab/></text:span><text:span text:style-name="T12"><text:tab/></text:span><text:span text:style-name="T12">// Calling worker.terminate() from this script would also stop the worker.</text:span></text:p>
            <text:p text:style-name="P10"><text:tab/><text:tab/>worker.postMessage({<text:span text:style-name="T3">'cmd'</text:span>: <text:span text:style-name="T3">'stop'</text:span>, <text:span text:style-name="T3">'msg'</text:span>:<text:span text:style-name="T3"> 'Bye'</text:span>});</text:p>
            <text:p text:style-name="P10"><text:tab/>}</text:p>
            <text:p text:style-name="P10"><text:span text:style-name="T11"/></text:p>
            <text:p text:style-name="P10"><text:tab/><text:span text:style-name="T7">var</text:span> worker = <text:span text:style-name="T7">new</text:span> Worker(<text:span text:style-name="T3">'doWork2.js'</text:span>);</text:p>
            <text:p text:style-name="P10"><text:span text:style-name="T11"/></text:p>
            <text:p text:style-name="P10"><text:tab/>worker.addEventListener(<text:span text:style-name="T3">'message'</text:span>, <text:span text:style-name="T7">function</text:span>(e) {</text:p>
            <text:p text:style-name="P10"><text:tab/><text:tab/>document.getElementById(<text:span text:style-name="T3">'result'</text:span>).textContent = e.data;</text:p>
            <text:p text:style-name="P10"><text:tab/>}, <text:span text:style-name="T7">false</text:span>);</text:p>
            <text:p text:style-name="P10"><text:span text:style-name="T2">&lt;/script&gt;</text:span></text:p>
          </draw:text-box>
        </draw:frame>
        <draw:custom-shape draw:style-name="gr7" draw:text-style-name="P7" draw:layer="layout" svg:width="25.462cm" svg:height="0.919cm" svg:x="1.494cm" svg:y="3.485cm">
          <text:p text:style-name="P7"><text:span text:style-name="T8">Main scrip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5.903cm" svg:height="2.516cm" svg:x="6.997cm" svg:y="0.188cm">
          <draw:text-box>
            <text:p text:style-name="P4">Button-Example</text:p>
          </draw:text-box>
        </draw:frame>
        <draw:line draw:style-name="gr3" draw:text-style-name="P1" draw:layer="layout" svg:x1="1.706cm" svg:y1="2.73cm" svg:x2="26.679cm" svg:y2="2.73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" draw:text-style-name="P1" draw:layer="layout" svg:width="14.959cm" svg:height="2.923cm" svg:x="12.478cm" svg:y="18.0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6.554cm" svg:height="13.279cm" svg:x="1.099cm" svg:y="2.919cm">
          <text:p/>
          <draw:enhanced-geometry svg:viewBox="0 0 21600 21600" draw:path-stretchpoint-x="10800" draw:path-stretchpoint-y="10800" draw:text-areas="?f3 ?f4 ?f5 ?f6" draw:type="round-rectangle" draw:modifiers="1221.65517967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28.028cm" svg:height="11.152cm" svg:x="1.365cm" svg:y="4.635cm">
          <draw:text-box>
            <text:p text:style-name="P10"><text:span text:style-name="T7">self</text:span><text:span text:style-name="T1">.addEventListener(</text:span><text:span text:style-name="T3">'message'</text:span><text:span text:style-name="T1">, </text:span><text:span text:style-name="T7">function</text:span><text:span text:style-name="T1">(e) {</text:span></text:p>
            <text:p text:style-name="P10"><text:span text:style-name="T1"><text:tab/></text:span><text:span text:style-name="T7">var</text:span><text:span text:style-name="T1"> data = e.data;</text:span></text:p>
            <text:p text:style-name="P10"><text:span text:style-name="T1"><text:tab/></text:span><text:span text:style-name="T7">switch</text:span><text:span text:style-name="T1"> (data.cmd) {</text:span></text:p>
            <text:p text:style-name="P10"><text:span text:style-name="T1"><text:tab/></text:span><text:span text:style-name="T1"><text:tab/></text:span><text:span text:style-name="T7">case</text:span><text:span text:style-name="T1"> 'start':</text:span></text:p>
            <text:p text:style-name="P10"><text:span text:style-name="T1"><text:tab/></text:span><text:span text:style-name="T1"><text:tab/></text:span><text:span text:style-name="T1"><text:tab/></text:span><text:span text:style-name="T7">self</text:span><text:span text:style-name="T1">.postMessage(</text:span><text:span text:style-name="T3">'WORKER STARTED: '</text:span><text:span text:style-name="T13"> </text:span><text:span text:style-name="T1">+ data.msg);</text:span></text:p>
            <text:p text:style-name="P10"><text:span text:style-name="T1"><text:tab/></text:span><text:span text:style-name="T1"><text:tab/></text:span><text:span text:style-name="T1"><text:tab/></text:span><text:span text:style-name="T7">break</text:span><text:span text:style-name="T1">;</text:span></text:p>
            <text:p text:style-name="P10"><text:span text:style-name="T1"><text:tab/></text:span><text:span text:style-name="T1"><text:tab/></text:span><text:span text:style-name="T7">case</text:span><text:span text:style-name="T1"> 'stop':</text:span></text:p>
            <text:p text:style-name="P10"><text:span text:style-name="T1"><text:tab/></text:span><text:span text:style-name="T1"><text:tab/></text:span><text:span text:style-name="T1"><text:tab/></text:span><text:span text:style-name="T7">self</text:span><text:span text:style-name="T1">.postMessage(</text:span><text:span text:style-name="T3">'WORKER STOPPED: '</text:span><text:span text:style-name="T1"> + data.msg </text:span></text:p>
            <text:p text:style-name="P10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+ </text:span><text:span text:style-name="T3">'. (buttons will no longer work)'</text:span><text:span text:style-name="T1">);</text:span></text:p>
            <text:p text:style-name="P10"><text:span text:style-name="T7"><text:tab/></text:span><text:span text:style-name="T7"><text:tab/></text:span><text:span text:style-name="T7"><text:tab/></text:span><text:span text:style-name="T7">self</text:span><text:span text:style-name="T1">.close(); </text:span><text:span text:style-name="T12">// Terminates the worker.</text:span></text:p>
            <text:p text:style-name="P10"><text:span text:style-name="T7"><text:tab/></text:span><text:span text:style-name="T7"><text:tab/></text:span><text:span text:style-name="T7"><text:tab/></text:span><text:span text:style-name="T7">break</text:span><text:span text:style-name="T1">;</text:span></text:p>
            <text:p text:style-name="P10"><text:span text:style-name="T1"><text:tab/></text:span><text:span text:style-name="T1">};</text:span></text:p>
            <text:p text:style-name="P10"><text:span text:style-name="T1">}, </text:span><text:span text:style-name="T7">false</text:span><text:span text:style-name="T1">);</text:span></text:p>
          </draw:text-box>
        </draw:frame>
        <draw:custom-shape draw:style-name="gr7" draw:text-style-name="P7" draw:layer="layout" svg:width="25.462cm" svg:height="0.919cm" svg:x="1.54cm" svg:y="3.327cm">
          <text:p text:style-name="P7"><text:span text:style-name="T8">doWork2.js: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3.087cm" svg:height="2.419cm" svg:x="2.285cm" svg:y="16.464cm">
          <draw:text-box>
            <text:list text:style-name="L1">
              <text:list-item>
                <text:p><text:span text:style-name="T14">self</text:span><text:span text:style-name="T15"> </text:span>nicht zwingend notwendig, hier zum besseren Verständnis</text:p>
                <text:p/>
              </text:list-item>
              <text:list-item>
                <text:p>Alternativ zu <text:span text:style-name="T9">addEventListener: </text:span></text:p>
              </text:list-item>
            </text:list>
          </draw:text-box>
        </draw:frame>
        <draw:frame draw:style-name="gr13" draw:text-style-name="P10" draw:layer="layout" svg:width="12.966cm" svg:height="2.682cm" svg:x="12.938cm" svg:y="18.278cm">
          <draw:text-box>
            <text:p text:style-name="P10"><text:span text:style-name="T1">onmessage = </text:span><text:span text:style-name="T7">function</text:span><text:span text:style-name="T1">(e) {</text:span></text:p>
            <text:p text:style-name="P10"><text:span text:style-name="T1"><text:tab/></text:span><text:span text:style-name="T1">…</text:span></text:p>
            <text:p text:style-name="P10"><text:span text:style-name="T1">};</text:span></text:p>
          </draw:text-box>
        </draw:frame>
        <draw:frame draw:style-name="gr2" draw:text-style-name="P4" draw:layer="layout" svg:width="15.903cm" svg:height="2.516cm" svg:x="6.998cm" svg:y="0.188cm">
          <draw:text-box>
            <text:p text:style-name="P4">Button-Example</text:p>
          </draw:text-box>
        </draw:frame>
        <draw:line draw:style-name="gr3" draw:text-style-name="P1" draw:layer="layout" svg:x1="1.705cm" svg:y1="2.73cm" svg:x2="26.678cm" svg:y2="2.73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4" draw:layer="layout" svg:width="22.142cm" svg:height="2.516cm" svg:x="3.286cm" svg:y="0.188cm">
          <draw:text-box>
            <text:p text:style-name="P4">Untergeordnete Worker</text:p>
          </draw:text-box>
        </draw:frame>
        <draw:frame draw:style-name="gr13" draw:text-style-name="P12" draw:layer="layout" svg:width="26.63cm" svg:height="4.167cm" svg:x="1.101cm" svg:y="4.398cm">
          <draw:text-box>
            <text:list text:style-name="L1">
              <text:list-item>
                <text:p text:style-name="P12">Erzeugung genau wie gezeigt</text:p>
              </text:list-item>
              <text:list-item>
                <text:p text:style-name="P3">URIs werden in Abhängigkeit vom Speicherort des übergeordneten Workers aufgelöst</text:p>
              </text:list-item>
              <text:list-item>
                <text:p text:style-name="P3">Durch Kopieren der Nachrichten evtl. höhere Auslastung bei vielen Workern</text:p>
                <text:p text:style-name="P12"/>
              </text:list-item>
            </text:list>
          </draw:text-box>
        </draw:frame>
        <draw:frame draw:style-name="gr2" draw:text-style-name="P13" draw:layer="layout" svg:width="22.142cm" svg:height="2.516cm" svg:x="1.872cm" svg:y="10.408cm">
          <draw:text-box>
            <text:p text:style-name="P13">Imports</text:p>
          </draw:text-box>
        </draw:frame>
        <draw:custom-shape draw:style-name="gr1" draw:text-style-name="P1" draw:layer="layout" svg:width="14.959cm" svg:height="1.92cm" svg:x="6.052cm" svg:y="16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13.918cm" svg:height="0.988cm" svg:x="6.622cm" svg:y="17.346cm">
          <draw:text-box>
            <text:p text:style-name="P14">importScripts(<text:span text:style-name="T3">'script1.js'</text:span>, <text:span text:style-name="T3">'script2.js'</text:span>);</text:p>
          </draw:text-box>
        </draw:frame>
        <draw:frame draw:style-name="gr13" draw:layer="layout" svg:width="26.63cm" svg:height="0.964cm" svg:x="1.37cm" svg:y="15.01cm">
          <draw:text-box>
            <text:list text:style-name="L1">
              <text:list-item>
                <text:p>Import (mehrerer) externer Scripts:</text:p>
              </text:list-item>
            </text:list>
          </draw:text-box>
        </draw:frame>
        <draw:line draw:style-name="gr3" draw:text-style-name="P1" draw:layer="layout" svg:x1="1.703cm" svg:y1="13.13cm" svg:x2="26.676cm" svg:y2="13.13cm">
          <text:p/>
        </draw:line>
        <draw:line draw:style-name="gr3" draw:text-style-name="P1" draw:layer="layout" svg:x1="1.704cm" svg:y1="2.93cm" svg:x2="26.677cm" svg:y2="2.93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" draw:text-style-name="P1" draw:layer="layout" svg:width="26.821cm" svg:height="12.085cm" svg:x="0.807cm" svg:y="4.805cm">
          <text:p/>
          <draw:enhanced-geometry svg:viewBox="0 0 21600 21600" draw:path-stretchpoint-x="10800" draw:path-stretchpoint-y="10800" draw:text-areas="?f3 ?f4 ?f5 ?f6" draw:type="round-rectangle" draw:modifiers="1542.03516249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7.738cm" svg:height="11.152cm" svg:x="1.171cm" svg:y="5.412cm">
          <draw:text-box>
            <text:p text:style-name="P10"><text:span text:style-name="T16">var</text:span><text:span text:style-name="T17"> bb = </text:span><text:span text:style-name="T16">new</text:span><text:span text:style-name="T17"> </text:span><text:span text:style-name="T18">BlobBuilder</text:span><text:span text:style-name="T17">();</text:span></text:p>
            <text:p text:style-name="P10"><text:span text:style-name="T17">bb.append(</text:span><text:span text:style-name="T19">"onmessage = function(e) { postMessage('msg from worker'); }"</text:span><text:span text:style-name="T17">);</text:span></text:p>
            <text:p text:style-name="P10"><text:span text:style-name="T17"/></text:p>
            <text:p text:style-name="P10"><text:span text:style-name="T20">// Obtain a blob URL reference to our worker 'file'.</text:span></text:p>
            <text:p text:style-name="P10"><text:span text:style-name="T20">// Note: window.webkitURL.createObjectURL() in Chrome 10+.</text:span></text:p>
            <text:p text:style-name="P10"><text:span text:style-name="T16">var</text:span><text:span text:style-name="T17"> blobURL = window.URL.createObjectURL(bb.getBlob());</text:span></text:p>
            <text:p text:style-name="P10"><text:span text:style-name="T17"/></text:p>
            <text:p text:style-name="P10"><text:span text:style-name="T16">var</text:span><text:span text:style-name="T17"> worker = </text:span><text:span text:style-name="T16">new</text:span><text:span text:style-name="T17"> </text:span><text:span text:style-name="T18">Worker</text:span><text:span text:style-name="T17">(blobURL);</text:span></text:p>
            <text:p text:style-name="P10"><text:span text:style-name="T17">worker.onmessage = </text:span><text:span text:style-name="T16">function</text:span><text:span text:style-name="T17">(e) {</text:span></text:p>
            <text:p text:style-name="P10"><text:span text:style-name="T20"><text:tab/></text:span><text:span text:style-name="T20">// e.data == 'msg from worker'</text:span></text:p>
            <text:p text:style-name="P10"><text:span text:style-name="T17">};</text:span></text:p>
            <text:p text:style-name="P10"><text:span text:style-name="T17">worker.postMessage(); </text:span><text:span text:style-name="T17"><text:tab/></text:span><text:span text:style-name="T20">// Start the worker.</text:span></text:p>
            <text:p text:style-name="P10"><text:span text:style-name="T21">window.URL.revokeObjectURL(blobURL);</text:span><text:span text:style-name="T21"><text:tab/></text:span><text:span text:style-name="T22">// remove Reference</text:span></text:p>
          </draw:text-box>
        </draw:frame>
        <draw:frame draw:style-name="gr13" draw:layer="layout" svg:width="26.63cm" svg:height="0.979cm" svg:x="0.861cm" svg:y="17.554cm">
          <draw:text-box>
            <text:list text:style-name="L1">
              <text:list-item>
                <text:p>in Webkit, Chrome 12, and FF6: <text:span text:style-name="T9">window.WebKitBlobBuilder, window.MozBlobBuilder</text:span></text:p>
              </text:list-item>
            </text:list>
          </draw:text-box>
        </draw:frame>
        <draw:frame draw:style-name="gr2" draw:text-style-name="P4" draw:layer="layout" svg:width="15.018cm" svg:height="2.516cm" svg:x="7.281cm" svg:y="0.2cm">
          <draw:text-box>
            <text:p text:style-name="P4">Inline-Worker</text:p>
          </draw:text-box>
        </draw:frame>
        <draw:frame draw:style-name="gr13" draw:layer="layout" svg:width="26.63cm" svg:height="0.979cm" svg:x="1.028cm" svg:y="3.49cm">
          <draw:text-box>
            <text:list text:style-name="L1">
              <text:list-item>
                <text:p><text:span text:style-name="T9">Inline-Worker</text:span> mit BlobBuilder möglich:</text:p>
              </text:list-item>
            </text:list>
          </draw:text-box>
        </draw:frame>
        <draw:line draw:style-name="gr3" draw:text-style-name="P1" draw:layer="layout" svg:x1="1.706cm" svg:y1="2.73cm" svg:x2="26.679cm" svg:y2="2.73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" draw:text-style-name="P1" draw:layer="layout" svg:width="26.821cm" svg:height="11.331cm" svg:x="0.707cm" svg:y="5.305cm">
          <text:p/>
          <draw:enhanced-geometry svg:viewBox="0 0 21600 21600" draw:path-stretchpoint-x="10800" draw:path-stretchpoint-y="10800" draw:text-areas="?f3 ?f4 ?f5 ?f6" draw:type="round-rectangle" draw:modifiers="1542.03516249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5" draw:layer="layout" svg:width="27.738cm" svg:height="10.305cm" svg:x="1.071cm" svg:y="5.912cm">
          <draw:text-box>
            <text:p text:style-name="P15"><text:span text:style-name="T22">// This script won't be parsed by JS engines because its type is javascript/worker.</text:span></text:p>
            <text:p text:style-name="P10"><text:span text:style-name="T18">&lt;script</text:span><text:span text:style-name="T23"> id=</text:span><text:span text:style-name="T19">"worker1"</text:span><text:span text:style-name="T23"> type=</text:span><text:span text:style-name="T19">"javascript/worker"</text:span><text:span text:style-name="T18">&gt;</text:span></text:p>
            <text:p text:style-name="P10"><text:span text:style-name="T21"><text:tab/></text:span><text:span text:style-name="T24">self</text:span><text:span text:style-name="T21">.onmessage = </text:span><text:span text:style-name="T24">function</text:span><text:span text:style-name="T21">(e) {</text:span></text:p>
            <text:p text:style-name="P10"><text:span text:style-name="T21"><text:tab/></text:span><text:span text:style-name="T21"> <text:s text:c="5"/></text:span><text:span text:style-name="T24">self</text:span><text:span text:style-name="T21">.postMessage(</text:span><text:span text:style-name="T25">'msg from worker'</text:span><text:span text:style-name="T21">);</text:span></text:p>
            <text:p text:style-name="P10"><text:span text:style-name="T21"><text:tab/></text:span><text:span text:style-name="T21">};</text:span></text:p>
            <text:p text:style-name="P10"><text:span text:style-name="T26">&lt;/script&gt;</text:span></text:p>
            <text:p text:style-name="P10"><text:span text:style-name="T26"/></text:p>
            <text:p text:style-name="P10"><text:span text:style-name="T16">var</text:span><text:span text:style-name="T23"> bb = </text:span><text:span text:style-name="T16">new</text:span><text:span text:style-name="T23"> </text:span><text:span text:style-name="T18">BlobBuilder</text:span><text:span text:style-name="T23">();</text:span></text:p>
            <text:p text:style-name="P10"><text:span text:style-name="T23">bb.append(document.querySelector(</text:span><text:span text:style-name="T19">'#worker1'</text:span><text:span text:style-name="T23">).textContent);</text:span></text:p>
            <text:p text:style-name="P10"><text:span text:style-name="T16">var</text:span><text:span text:style-name="T23"> worker = </text:span><text:span text:style-name="T16">new</text:span><text:span text:style-name="T23"> </text:span><text:span text:style-name="T18">Worker</text:span><text:span text:style-name="T23">(window.URL.createObjectURL(bb.getBlob()));</text:span></text:p>
            <text:p text:style-name="P10"><text:span text:style-name="T23"/></text:p>
            <text:p text:style-name="P15"><text:span text:style-name="T27">worker.postMessage(); </text:span><text:span text:style-name="T27"><text:tab/></text:span><text:span text:style-name="T22">// Start the worker.</text:span></text:p>
          </draw:text-box>
        </draw:frame>
        <draw:frame draw:style-name="gr2" draw:text-style-name="P4" draw:layer="layout" svg:width="17.292cm" svg:height="2.516cm" svg:x="7.281cm" svg:y="0.2cm">
          <draw:text-box>
            <text:p text:style-name="P4">Inline-Worker (2)</text:p>
          </draw:text-box>
        </draw:frame>
        <draw:line draw:style-name="gr3" draw:text-style-name="P1" draw:layer="layout" svg:x1="1.706cm" svg:y1="2.73cm" svg:x2="26.679cm" svg:y2="2.73cm">
          <text:p/>
        </draw:line>
        <draw:frame draw:style-name="gr13" draw:layer="layout" svg:width="26.63cm" svg:height="0.979cm" svg:x="0.928cm" svg:y="3.991cm">
          <draw:text-box>
            <text:list text:style-name="L1">
              <text:list-item>
                <text:p>Definierung des Workers mit <text:span text:style-name="T9">&lt;script&gt;</text:span></text:p>
              </text:list-item>
            </text:list>
          </draw:text-box>
        </draw:frame>
        <draw:frame draw:style-name="gr13" draw:text-style-name="P3" draw:layer="layout" svg:width="26.63cm" svg:height="2.056cm" svg:x="0.919cm" svg:y="17.517cm">
          <draw:text-box>
            <text:list text:style-name="L1">
              <text:list-item>
                <text:p text:style-name="P3">im Inline-Worker werden URIs von <text:span text:style-name="T9">importScripts()</text:span> mit <text:span text:style-name="T23">blob:/...</text:span> aufgelöst <text:s/></text:p>
                <text:p text:style-name="P3">→ absolute Pfadangabe nötig, muss evtl. als <text:span text:style-name="T28">document.location</text:span> mitübergeben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line draw:style-name="gr3" draw:text-style-name="P1" draw:layer="layout" svg:x1="1.707cm" svg:y1="2.73cm" svg:x2="26.68cm" svg:y2="2.73cm">
          <text:p/>
        </draw:line>
        <draw:frame draw:style-name="gr2" draw:text-style-name="P4" draw:layer="layout" svg:width="17.292cm" svg:height="2.516cm" svg:x="6.781cm" svg:y="0.2cm">
          <draw:text-box>
            <text:p text:style-name="P4">Fehlerbehebung</text:p>
          </draw:text-box>
        </draw:frame>
        <draw:frame draw:style-name="gr13" draw:layer="layout" svg:width="26.63cm" svg:height="3.586cm" svg:x="0.934cm" svg:y="3.203cm">
          <draw:text-box>
            <text:list text:style-name="L1">
              <text:list-item>
                <text:p text:style-name="P3">Bei einem Fehler im Webworker wird ein <text:span text:style-name="T9">ErrorEvent </text:span>ausgelöst:</text:p>
                <text:list>
                  <text:list-header>
                    <text:p text:style-name="P3"><text:span text:style-name="T29">filename </text:span><text:span text:style-name="T30">– Name des Scripts, in dem Fehler auftrat</text:span></text:p>
                    <text:p><text:span text:style-name="T31">lineno </text:span><text:span text:style-name="T31"><text:tab/></text:span><text:span text:style-name="T32">– Nummer der Zeile</text:span></text:p>
                    <text:p><text:span text:style-name="T31">message </text:span><text:span text:style-name="T32">– Beschreibung des Fehlers</text:span></text:p>
                  </text:list-header>
                </text:list>
              </text:list-item>
            </text:list>
          </draw:text-box>
        </draw:frame>
        <draw:custom-shape draw:style-name="gr1" draw:text-style-name="P1" draw:layer="layout" svg:width="26.821cm" svg:height="14.15cm" svg:x="0.735cm" svg:y="6.85cm">
          <text:p/>
          <draw:enhanced-geometry svg:viewBox="0 0 21600 21600" draw:path-stretchpoint-x="10800" draw:path-stretchpoint-y="10800" draw:text-areas="?f3 ?f4 ?f5 ?f6" draw:type="round-rectangle" draw:modifiers="1542.03516249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25.737cm" svg:height="14.254cm" svg:x="1.265cm" svg:y="7.012cm">
          <draw:text-box>
            <text:p text:style-name="P14"><text:span text:style-name="T18">&lt;output </text:span><text:span text:style-name="T17">id=</text:span><text:span text:style-name="T19">"error"</text:span><text:span text:style-name="T17"> style=</text:span><text:span text:style-name="T19">"color: red;"</text:span><text:span text:style-name="T18">&gt;&lt;/output&gt;</text:span></text:p>
            <text:p text:style-name="P14"><text:span text:style-name="T18">&lt;output</text:span><text:span text:style-name="T17"> id=</text:span><text:span text:style-name="T19">"result"</text:span><text:span text:style-name="T18">&gt;&lt;/output&gt;</text:span></text:p>
            <text:p text:style-name="P14"><text:span text:style-name="T17"/></text:p>
            <text:p text:style-name="P14"><text:span text:style-name="T18">&lt;script&gt;</text:span></text:p>
            <text:p text:style-name="P14"><text:span text:style-name="T17"><text:tab/></text:span><text:span text:style-name="T16">function</text:span><text:span text:style-name="T17"> onError(e) {</text:span></text:p>
            <text:p text:style-name="P14"><text:span text:style-name="T17"><text:tab/></text:span><text:span text:style-name="T17"><text:tab/></text:span><text:span text:style-name="T17">document.getElementById(</text:span><text:span text:style-name="T19">'error'</text:span><text:span text:style-name="T17">).textContent = [</text:span></text:p>
            <text:p text:style-name="P14"><text:span text:style-name="T17"><text:tab/></text:span><text:span text:style-name="T17"><text:tab/></text:span><text:span text:style-name="T17"><text:tab/></text:span><text:span text:style-name="T19">'ERROR: Line '</text:span><text:span text:style-name="T17">, e.lineno, </text:span><text:span text:style-name="T19">' in '</text:span><text:span text:style-name="T17">, e.filename, </text:span><text:span text:style-name="T19">': '</text:span><text:span text:style-name="T17">, e.message</text:span></text:p>
            <text:p text:style-name="P14"><text:span text:style-name="T17"><text:tab/></text:span><text:span text:style-name="T17"><text:tab/></text:span><text:span text:style-name="T17">].join(</text:span><text:span text:style-name="T19">''</text:span><text:span text:style-name="T17">);</text:span></text:p>
            <text:p text:style-name="P14"><text:span text:style-name="T17"><text:tab/></text:span><text:span text:style-name="T17">}</text:span></text:p>
            <text:p text:style-name="P14"><text:span text:style-name="T17"/></text:p>
            <text:p text:style-name="P14"><text:span text:style-name="T17"><text:tab/></text:span><text:span text:style-name="T16">function</text:span><text:span text:style-name="T17"> onMsg(e) {</text:span></text:p>
            <text:p text:style-name="P14"><text:span text:style-name="T17"><text:tab/></text:span><text:span text:style-name="T17"><text:tab/></text:span><text:span text:style-name="T17">document.getElementById('result').textContent = e.data;</text:span></text:p>
            <text:p text:style-name="P14"><text:span text:style-name="T17"><text:tab/></text:span><text:span text:style-name="T17">}</text:span></text:p>
            <text:p text:style-name="P14"><text:span text:style-name="T17"/></text:p>
            <text:p text:style-name="P14"><text:span text:style-name="T17"><text:tab/></text:span><text:span text:style-name="T16">var</text:span><text:span text:style-name="T17"> worker = </text:span><text:span text:style-name="T16">new</text:span><text:span text:style-name="T17"> </text:span><text:span text:style-name="T18">Worker</text:span><text:span text:style-name="T17">(</text:span><text:span text:style-name="T19">'workerWithError.js'</text:span><text:span text:style-name="T17">);</text:span></text:p>
            <text:p text:style-name="P14"><text:span text:style-name="T17"><text:tab/></text:span><text:span text:style-name="T17">worker.addEventListener(</text:span><text:span text:style-name="T19">'message'</text:span><text:span text:style-name="T17">, onMsg, </text:span><text:span text:style-name="T16">false</text:span><text:span text:style-name="T17">);</text:span></text:p>
            <text:p text:style-name="P14"><text:span text:style-name="T17"><text:tab/></text:span><text:span text:style-name="T17">worker.addEventListener(</text:span><text:span text:style-name="T18">'error'</text:span><text:span text:style-name="T17">, onError, </text:span><text:span text:style-name="T16">false</text:span><text:span text:style-name="T17">);</text:span></text:p>
            <text:p text:style-name="P14"><text:span text:style-name="T17"><text:tab/></text:span><text:span text:style-name="T17">worker.postMessage();</text:span><text:span text:style-name="T20"> // Start worker without a message.</text:span></text:p>
            <text:p text:style-name="P14"><text:span text:style-name="T18">&lt;/script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e One</meta:initial-creator>
    <meta:creation-date>2013-10-19T22:56:12.18</meta:creation-date>
    <meta:editing-duration>PT02H15M34S</meta:editing-duration>
    <meta:editing-cycles>58</meta:editing-cycles>
    <dc:date>2013-10-20T01:12:09.68</dc:date>
    <dc:creator>The One</dc:creator>
    <meta:generator>OpenOffice.org/3.0$Win32 OpenOffice.org_project/300m9$Build-9358</meta:gener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